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 style:list-style-name="L1"/>
    <style:style style:name="P4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6" style:family="paragraph" style:parent-style-name="Preformatted_20_Text" style:list-style-name="L1">
      <style:paragraph-properties style:writing-mode="lr-tb"/>
    </style:style>
    <style:style style:name="P4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9" style:family="paragraph" style:parent-style-name="Standard">
      <style:text-properties officeooo:rsid="0093ff8f" officeooo:paragraph-rsid="0093ff8f"/>
    </style:style>
    <style:style style:name="P50" style:family="paragraph" style:parent-style-name="Standard">
      <style:text-properties officeooo:rsid="0098c698" officeooo:paragraph-rsid="0098c698"/>
    </style:style>
    <style:style style:name="P51" style:family="paragraph" style:parent-style-name="Standard">
      <style:text-properties officeooo:rsid="0098c698" officeooo:paragraph-rsid="009c0682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429b7" officeooo:paragraph-rsid="00a429b7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Text_20_body" style:list-style-name="L1"/>
    <style:style style:name="P5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5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56"><text:span text:style-name="Strong_20_Emphasis">Edite o arquivo de configuração</text:span> para incluir um virtual host específico para o projeto. Por exemplo, adicione algo assim:</text:p>
          <text:p text:style-name="P44"><text:span text:style-name="Source_20_Text">&lt;VirtualHost *:80&gt;</text:span></text:p>
          <text:p text:style-name="P46"><text:span text:style-name="Source_20_Text"><text:s text:c="4"/>DocumentRoot "C:/laragon/www/joão ribeiro/Laravel 11 Framework, Ecossistema e Projetos Web/notes/public"</text:span></text:p>
          <text:p text:style-name="P46"><text:span text:style-name="Source_20_Text"><text:s text:c="4"/>ServerName notes.test</text:span></text:p>
          <text:p text:style-name="P46"><text:span text:style-name="Source_20_Text"><text:s text:c="4"/>&lt;Directory "C:/laragon/www/joão ribeiro/Laravel 11 Framework, Ecossistema e Projetos Web/notes/public"&gt;</text:span></text:p>
          <text:p text:style-name="P46"><text:span text:style-name="Source_20_Text"><text:s text:c="8"/>AllowOverride All</text:span></text:p>
          <text:p text:style-name="P46"><text:span text:style-name="Source_20_Text"><text:s text:c="8"/>Require all granted</text:span></text:p>
          <text:p text:style-name="P46"><text:span text:style-name="Source_20_Text"><text:s text:c="4"/>&lt;/Directory&gt;</text:span></text:p>
          <text:p text:style-name="P47"><text:span text:style-name="Source_20_Text">&lt;/VirtualHost&gt;</text:span></text:p>
        </text:list-item>
        <text:list-item>
          <text:p text:style-name="P56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57">Abra o arquivo <text:span text:style-name="Source_20_Text">C:\Windows\System32\drivers\etc\hosts</text:span> como administrador.</text:p>
            </text:list-item>
            <text:list-item>
              <text:p text:style-name="P56">Adicione a linha abaixo no final do arquivo:</text:p>
              <text:p text:style-name="P43">Copiar código</text:p>
              <text:p text:style-name="P45"><text:span text:style-name="Source_20_Text">127.0.0.1 notes.test</text:span></text:p>
            </text:list-item>
          </text:list>
        </text:list-item>
        <text:list-item>
          <text:p text:style-name="P5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9">37-<text:span text:style-name="T78">Views e Blade </text:span></text:p>
      <text:p text:style-name="P49">-<text:span text:style-name="T79">Blade template engine: traduz o código que dentro dele está, usado para exibir dados para o usuário </text:span></text:p>
      <text:p text:style-name="P49">-<text:span text:style-name="T80">para inserir código PHP nele, pode se usar: </text:span></text:p>
      <text:p text:style-name="P49"><text:s text:c="5"/><text:span text:style-name="T80">{{ }} (double mustache) </text:span><text:span text:style-name="T81">metodologia mais correta no laravel, é um comando de blade</text:span></text:p>
      <text:p text:style-name="P49"><text:s text:c="5"/>&lt;?<text:span text:style-name="T80">= ?&gt; <text:s/>(maneira tradicional, abrindo a tag PHP)</text:span></text:p>
      <text:p text:style-name="P49"/>
      <text:p text:style-name="P50">38-<text:span text:style-name="T82">Criando Layout para múltiplas Views </text:span></text:p>
      <text:p text:style-name="P51">-<text:span text:style-name="T83">O Blade, através do laravel, permite criar um bloco de Template para que o mesmo possa ser <text:s text:c="15"/></text:span></text:p>
      <text:p text:style-name="P51"><text:span text:style-name="T83"><text:tab/>reutilizado em todas as outras views onde o template for chamado, evitando ficar <text:tab/>reescrevendo código redundante </text:span></text:p>
      <text:p text:style-name="P51">-<text:span text:style-name="T84">A página mestre se chama Layout (view layout)</text:span></text:p>
      <text:p text:style-name="P51">-<text:span text:style-name="T85">por convenção, cria-se dentro da pasta views, a pasta layouts, e dentro um arquivo blade que será <text:s/><text:tab/>usado como template: php artisan make:view layouts/main_layout </text:span></text:p>
      <text:p text:style-name="P51">-<text:span text:style-name="T86">usando na pagina de template o: @yield(‘content’), e na página que irá herdar o conteúdo do <text:tab/>template, coloca @extends(‘página_de_template_que_este_ira_receber’)</text:span></text:p>
      <text:p text:style-name="P51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3">-outra vantagem de usar um template, é que, basta que bibliotecas e CDN sejam importadas no <text:tab/>template, e então, elas ficam disponível para todas as views que herdam deste template</text:p>
      <text:p text:style-name="P51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/text:p>
      <text:p text:style-name="P49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9T15:08:21.092000000</dc:date>
    <meta:editing-duration>PT15H45M34S</meta:editing-duration>
    <meta:editing-cycles>138</meta:editing-cycles>
    <meta:generator>LibreOffice/24.2.3.2$Windows_X86_64 LibreOffice_project/433d9c2ded56988e8a90e6b2e771ee4e6a5ab2ba</meta:generator>
    <meta:document-statistic meta:table-count="0" meta:image-count="0" meta:object-count="0" meta:page-count="5" meta:paragraph-count="150" meta:word-count="1277" meta:character-count="8401" meta:non-whitespace-character-count="7098"/>
  </office:meta>
</office:document-meta>
</file>